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A5B00000853000001B3B723CB7432312E60.svg" manifest:media-type="image/svg+xml"/>
  <manifest:file-entry manifest:full-path="Pictures/100002010000000B00000009ABC6B4F09562A311.png" manifest:media-type="image/png"/>
  <manifest:file-entry manifest:full-path="Pictures/100002010000005100000010A7524558E17EEFE4.png" manifest:media-type="image/png"/>
  <manifest:file-entry manifest:full-path="Pictures/100006340000011B000000F08820BF345B363630.svg" manifest:media-type="image/svg+xml"/>
  <manifest:file-entry manifest:full-path="Pictures/100002010000000A0000000AFB7F77AB5D8E06B9.png" manifest:media-type="image/png"/>
  <manifest:file-entry manifest:full-path="Pictures/10000C1C000001110000010701A1F5894D71101C.svg" manifest:media-type="image/svg+xml"/>
  <manifest:file-entry manifest:full-path="Pictures/10000D260000013400000107FEA896081B4D9AE3.svg" manifest:media-type="image/svg+xml"/>
  <manifest:file-entry manifest:full-path="Pictures/100002010000000A0000000B8E3F390BF6C1C5C9.png" manifest:media-type="image/png"/>
  <manifest:file-entry manifest:full-path="Pictures/100002010000000C0000000A6D7FC29BCCA36534.png" manifest:media-type="image/png"/>
  <manifest:file-entry manifest:full-path="Pictures/100002010000000B0000000A84D2CF384A711894.png" manifest:media-type="image/png"/>
  <manifest:file-entry manifest:full-path="Pictures/100008DB000001040000011A33CBAABE1119F201.svg" manifest:media-type="image/svg+xml"/>
  <manifest:file-entry manifest:full-path="Pictures/100007B4000001180000010F2BDB9865AF2FA27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svg:stroke-width="0.159cm" draw:marker-start-width="0.438cm" draw:marker-end-width="0.438cm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svg:stroke-width="0.159cm" svg:stroke-color="#37c91e" draw:marker-start-width="0.438cm" draw:marker-end-width="0.438cm" draw:fill-color="#2eec4d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draw:stroke="dash" draw:stroke-dash="Dot" svg:stroke-width="0.106cm" svg:stroke-color="#c672cf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color="#3465a4" draw:fill-color="#3465a4" draw:textarea-horizontal-align="justify" draw:textarea-vertical-align="middle" draw:auto-grow-height="false" fo:min-height="0.559cm" fo:min-width="0.309cm"/>
    </style:style>
    <style:style style:name="gr5" style:family="graphic" style:parent-style-name="standard">
      <style:graphic-properties svg:stroke-color="#37c91e" draw:fill-color="#37c91e" draw:textarea-horizontal-align="justify" draw:textarea-vertical-align="middle" draw:auto-grow-height="false" fo:min-height="0.559cm" fo:min-width="0.309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81cm" svg:stroke-color="#bbe33d" draw:marker-start-width="0.321cm" draw:marker-end-width="0.321cm" draw:fill="none" draw:textarea-vertical-align="middle" draw:auto-grow-height="false" fo:min-height="11.032cm" fo:min-width="0.108cm" fo:padding-top="0.165cm" fo:padding-bottom="0.165cm" fo:padding-left="0.29cm" fo:padding-right="0.29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2eec4d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loext:graphic-properties draw:fill-color="#37c91e"/>
      <style:paragraph-properties fo:text-align="center"/>
    </style:style>
    <style:style style:name="P6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7.398cm" svg:height="15.239cm" svg:x="2.413cm" svg:y="2.794cm" svg:viewBox="0 0 17399 15240" draw:points="4064,3810 3810,4318 0,10033 3937,15240 5588,13716 3810,10668 6731,6350 12319,4572 17399,1778 15494,0 8890,2921 5461,3429">
          <text:p/>
        </draw:polygon>
        <draw:polygon draw:style-name="gr2" draw:text-style-name="P2" draw:layer="layout" svg:width="10.032cm" svg:height="7.111cm" svg:x="18.161cm" svg:y="20.701cm" svg:viewBox="0 0 10033 7112" draw:points="254,6350 0,2032 6604,0 10033,2794 6985,6223 2540,7112">
          <text:p/>
        </draw:polygon>
        <draw:line draw:style-name="gr3" draw:text-style-name="P3" draw:layer="layout" svg:x1="7.874cm" svg:y1="16.256cm" svg:x2="17.907cm" svg:y2="22.606cm">
          <text:p/>
        </draw:line>
        <draw:custom-shape draw:style-name="gr4" draw:text-style-name="P4" draw:layer="layout" svg:width="1.143cm" svg:height="1.143cm" svg:x="17.653cm" svg:y="2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143cm" svg:height="1.143cm" svg:x="7.239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2.416cm" svg:height="2.336cm" svg:x="4.953cm" svg:y="9.017cm">
          <draw:image xlink:href="Pictures/100007B4000001180000010F2BDB9865AF2FA27E.svg" xlink:type="simple" xlink:show="embed" xlink:actuate="onLoad" loext:mime-type="image/svg+xml">
            <text:p/>
          </draw:image>
          <draw:image xlink:href="Pictures/100002010000000B0000000A84D2CF384A711894.png" xlink:type="simple" xlink:show="embed" xlink:actuate="onLoad" loext:mime-type="image/png"/>
          <svg:title>TexMaths</svg:title>
          <svg:desc>14§display§\textcolor{white}{\mathcal{A}}§svg§600§TRUE§</svg:desc>
        </draw:frame>
        <draw:frame draw:style-name="gr6" draw:text-style-name="P6" draw:layer="layout" svg:width="2.345cm" svg:height="2.54cm" svg:x="22.081cm" svg:y="23.114cm">
          <draw:image xlink:href="Pictures/100008DB000001040000011A33CBAABE1119F201.svg" xlink:type="simple" xlink:show="embed" xlink:actuate="onLoad" loext:mime-type="image/svg+xml">
            <text:p/>
          </draw:image>
          <draw:image xlink:href="Pictures/100002010000000A0000000B8E3F390BF6C1C5C9.png" xlink:type="simple" xlink:show="embed" xlink:actuate="onLoad" loext:mime-type="image/png"/>
          <svg:title>TexMaths</svg:title>
          <svg:desc>14§display§\textcolor{white}{\mathcal{B}}§svg§600§TRUE§</svg:desc>
        </draw:frame>
        <draw:frame draw:style-name="gr6" draw:text-style-name="P6" draw:layer="layout" svg:width="1.905cm" svg:height="1.626cm" svg:x="7.366cm" svg:y="17.678cm">
          <draw:image xlink:href="Pictures/10000D260000013400000107FEA896081B4D9AE3.svg" xlink:type="simple" xlink:show="embed" xlink:actuate="onLoad" loext:mime-type="image/svg+xml">
            <text:p/>
          </draw:image>
          <draw:image xlink:href="Pictures/100002010000000C0000000A6D7FC29BCCA36534.png" xlink:type="simple" xlink:show="embed" xlink:actuate="onLoad" loext:mime-type="image/png"/>
          <svg:title>TexMaths</svg:title>
          <svg:desc>14§display§\textcolor{white}{a^*}§svg§600§TRUE§</svg:desc>
        </draw:frame>
        <draw:frame draw:style-name="gr6" draw:text-style-name="P6" draw:layer="layout" svg:width="1.651cm" svg:height="1.59cm" svg:x="15.875cm" svg:y="23.313cm">
          <draw:image xlink:href="Pictures/10000C1C000001110000010701A1F5894D71101C.svg" xlink:type="simple" xlink:show="embed" xlink:actuate="onLoad" loext:mime-type="image/svg+xml">
            <text:p/>
          </draw:image>
          <draw:image xlink:href="Pictures/100002010000000A0000000AFB7F77AB5D8E06B9.png" xlink:type="simple" xlink:show="embed" xlink:actuate="onLoad" loext:mime-type="image/png"/>
          <svg:title>TexMaths</svg:title>
          <svg:desc>14§display§\textcolor{white}{b^*}§svg§600§TRUE§</svg:desc>
        </draw:frame>
        <draw:custom-shape draw:style-name="gr7" draw:text-style-name="P6" draw:layer="layout" svg:width="1.905cm" svg:height="11.986cm" draw:transform="rotate (0.980002374994816) translate (8.67cm 15.547cm)">
          <text:p/>
          <draw:enhanced-geometry svg:viewBox="0 0 21600 21600" draw:mirror-horizontal="false" draw:mirror-vertical="false" draw:glue-points="0 0 0 21600 21600 10800" draw:text-areas="0 ?f9 7800 ?f10" draw:type="right-brace" draw:modifiers="1800 11206.61449874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6" draw:layer="layout" svg:width="1.623cm" svg:height="1.378cm" svg:x="14.224cm" svg:y="15.494cm">
          <draw:image xlink:href="Pictures/100006340000011B000000F08820BF345B363630.svg" xlink:type="simple" xlink:show="embed" xlink:actuate="onLoad" loext:mime-type="image/svg+xml">
            <text:p/>
          </draw:image>
          <draw:image xlink:href="Pictures/100002010000000B00000009ABC6B4F09562A311.png" xlink:type="simple" xlink:show="embed" xlink:actuate="onLoad" loext:mime-type="image/png"/>
          <svg:title>TexMaths</svg:title>
          <svg:desc>14§display§\textcolor{white}{D}§svg§600§TRUE§</svg:desc>
        </draw:frame>
        <draw:frame draw:style-name="gr8" draw:text-style-name="P1" draw:layer="layout" svg:width="11.436cm" svg:height="2.332cm" svg:x="16.764cm" svg:y="8.717cm">
          <draw:image xlink:href="Pictures/10002A5B00000853000001B3B723CB7432312E60.svg" xlink:type="simple" xlink:show="embed" xlink:actuate="onLoad" loext:mime-type="image/svg+xml">
            <text:p/>
          </draw:image>
          <draw:image xlink:href="Pictures/100002010000005100000010A7524558E17EEFE4.png" xlink:type="simple" xlink:show="embed" xlink:actuate="onLoad" loext:mime-type="image/png"/>
          <svg:title>TexMaths</svg:title>
          <svg:desc>14§display§\textcolor{white}{\Lambda_{\mathcal{A},\mathcal{B}} = 0.5D^2}§svg§600§TRU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48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6T15:34:54.164401661</dc:date>
    <meta:editing-duration>PT9H4M25S</meta:editing-duration>
    <meta:editing-cycles>28</meta:editing-cycles>
    <meta:generator>LibreOffice/6.4.7.2$Linux_X86_64 LibreOffice_project/40$Build-2</meta:generator>
    <meta:document-statistic meta:object-count="12"/>
  </office:meta>
</office:document-meta>
</file>